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b3b3b3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5" style:family="graphic" style:parent-style-name="standard">
      <style:graphic-properties draw:stroke="none" draw:fill-color="#4700b8" draw:textarea-horizontal-align="justify" draw:textarea-vertical-align="middle" draw:auto-grow-height="false"/>
    </style:style>
    <style:style style:name="gr6" style:family="graphic" style:parent-style-name="standard">
      <style:graphic-properties svg:stroke-width="0.051cm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1.397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xml:id="id3" draw:id="id3" draw:layer="layout" svg:width="15.239cm" svg:height="7.619cm" svg:x="1cm" svg:y="1cm" svg:viewBox="0 0 15240 7620" draw:points="0,7620 0,0 15240,0 15240,7620">
          <text:p/>
        </draw:polygon>
        <draw:connector draw:style-name="gr2" draw:text-style-name="P1" draw:layer="layout" draw:type="line" svg:x1="1.254cm" svg:y1="4.836cm" svg:x2="16.037cm" svg:y2="4.836cm" draw:start-shape="id1" draw:start-glue-point="10" draw:end-shape="id2" draw:end-glue-point="6" svg:d="m1254 4836h14783" svg:viewBox="0 0 14784 1">
          <text:p/>
        </draw:connector>
        <draw:connector draw:style-name="gr3" draw:text-style-name="P1" draw:layer="layout" draw:type="line" svg:x1="8.62cm" svg:y1="1cm" svg:x2="8.62cm" svg:y2="1cm" draw:start-shape="id3" draw:end-shape="id3" svg:d="m8620 1000" svg:viewBox="0 0 1 1">
          <text:p/>
        </draw:connector>
        <draw:custom-shape draw:style-name="gr4" draw:text-style-name="P1" draw:layer="layout" svg:width="0.508cm" svg:height="2.286cm" svg:x="0.746cm" svg:y="3.6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" draw:id="id1" draw:layer="layout" svg:width="0.457cm" svg:height="0.457cm" svg:x="0.797cm" svg:y="4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2.286cm" svg:x="15.986cm" svg:y="3.6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" draw:id="id2" draw:layer="layout" svg:width="0.457cm" svg:height="0.457cm" svg:x="16.037cm" svg:y="4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.254cm" svg:y1="7.376cm" svg:x2="16.037cm" svg:y2="7.376cm" draw:start-shape="id4" draw:start-glue-point="10" draw:end-shape="id5" draw:end-glue-point="6" svg:d="m1254 7376h14783" svg:viewBox="0 0 14784 1">
          <text:p/>
        </draw:connector>
        <draw:custom-shape draw:style-name="gr4" draw:text-style-name="P1" draw:layer="layout" svg:width="0.508cm" svg:height="2.286cm" svg:x="0.746cm" svg:y="6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" draw:id="id4" draw:layer="layout" svg:width="0.457cm" svg:height="0.457cm" svg:x="0.797cm" svg:y="7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2.286cm" svg:x="15.986cm" svg:y="6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5" draw:id="id5" draw:layer="layout" svg:width="0.457cm" svg:height="0.457cm" svg:x="16.037cm" svg:y="7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.254cm" svg:y1="2.296cm" svg:x2="16.037cm" svg:y2="2.296cm" draw:start-shape="id6" draw:start-glue-point="10" draw:end-shape="id7" draw:end-glue-point="6" svg:d="m1254 2296h14783" svg:viewBox="0 0 14784 1">
          <text:p/>
        </draw:connector>
        <draw:custom-shape draw:style-name="gr4" draw:text-style-name="P1" draw:layer="layout" svg:width="0.508cm" svg:height="2.286cm" svg:x="0.746cm" svg:y="1.1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6" draw:id="id6" draw:layer="layout" svg:width="0.457cm" svg:height="0.457cm" svg:x="0.797cm" svg:y="2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2.286cm" svg:x="15.986cm" svg:y="1.1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7" draw:id="id7" draw:layer="layout" svg:width="0.457cm" svg:height="0.457cm" svg:x="16.037cm" svg:y="2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016cm" svg:height="2.286cm" svg:x="1.381cm" svg:y="3.667cm">
          <text:p/>
          <draw:enhanced-geometry svg:viewBox="0 0 21600 21600" draw:glue-points="0 0 0 21600 21600 10800" draw:text-areas="0 ?f9 7800 ?f10" draw:type="right-brace" draw:modifiers="1800 5062.3524267599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2" draw:layer="layout" svg:width="3.937cm" svg:height="1.647cm" svg:x="2.778cm" svg:y="3.486cm">
          <draw:text-box>
            <text:p><text:span text:style-name="T1">20 Px</text:span></text:p>
          </draw:text-box>
        </draw:frame>
        <draw:frame draw:style-name="gr7" draw:text-style-name="P2" draw:layer="layout" svg:width="3.937cm" svg:height="1.647cm" svg:x="2.778cm" svg:y="0.904cm">
          <draw:text-box>
            <text:p><text:span text:style-name="T1">20 Px</text:span></text:p>
          </draw:text-box>
        </draw:frame>
        <draw:custom-shape draw:style-name="gr6" draw:text-style-name="P1" draw:layer="layout" svg:width="1.016cm" svg:height="2.286cm" svg:x="1.381cm" svg:y="1.127cm">
          <text:p/>
          <draw:enhanced-geometry svg:viewBox="0 0 21600 21600" draw:glue-points="0 0 0 21600 21600 10800" draw:text-areas="0 ?f9 7800 ?f10" draw:type="right-brace" draw:modifiers="1800 5062.3524267599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layout" svg:width="1.016cm" svg:height="2.286cm" svg:x="1.381cm" svg:y="6.207cm">
          <text:p/>
          <draw:enhanced-geometry svg:viewBox="0 0 21600 21600" draw:glue-points="0 0 0 21600 21600 10800" draw:text-areas="0 ?f9 7800 ?f10" draw:type="right-brace" draw:modifiers="1800 5062.3524267599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2" draw:layer="layout" svg:width="3.937cm" svg:height="1.647cm" svg:x="2.751cm" svg:y="6.026cm">
          <draw:text-box>
            <text:p><text:span text:style-name="T1">20 P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punctuation-wrap="hanging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272cm" fo:page-height="9.6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1-09T12:21:42</meta:creation-date>
    <dc:date>2014-11-09T14:08:56</dc:date>
    <meta:editing-duration>PT2M16S</meta:editing-duration>
    <meta:editing-cycles>3</meta:editing-cycles>
    <meta:generator>LibreOffice/3.5$Linux_X86_64 LibreOffice_project/350m1$Build-2</meta:generator>
    <meta:document-statistic meta:object-count="23"/>
  </office:meta>
</office:document-meta>
</file>